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250.0">
            <text:p>25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555.0">
            <text:p>555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-305.0">
            <text:p>-305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string" office:string-value="2017-07-08">
            <text:p>2017-07-08</text:p>
          </table:table-cell>
          <table:table-cell office:value-type="string" office:string-value="gfh">
            <text:p>gfh</text:p>
          </table:table-cell>
          <table:table-cell table:number-columns-repeated="6"/>
        </table:table-row>
        <table:table-row>
          <table:table-cell office:value-type="float" office:value="2">
            <text:p>2</text:p>
          </table:table-cell>
          <table:table-cell office:value-type="float" office:value="-555">
            <text:p>-555</text:p>
          </table:table-cell>
          <table:table-cell office:value-type="string" office:string-value="2017-05-06">
            <text:p>2017-05-06</text:p>
          </table:table-cell>
          <table:table-cell office:value-type="string" office:string-value="iojl">
            <text:p>iojl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